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6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Standard" style:master-page-name="Standard">
      <style:paragraph-properties fo:text-align="center" style:justify-single-word="false" style:page-number="auto"/>
    </style:style>
    <style:style style:name="P50" style:family="paragraph" style:parent-style-name="Standard" style:master-page-name="Standard">
      <style:paragraph-properties style:page-number="1"/>
    </style:style>
    <style:style style:name="P51" style:family="paragraph" style:parent-style-name="Standard" style:master-page-name="Standard">
      <style:paragraph-properties fo:text-align="start" style:justify-single-word="false" style:page-number="1"/>
    </style:style>
    <style:style style:name="P52" style:family="paragraph" style:parent-style-name="Frame_20_contents" style:list-style-name="L1">
      <style:paragraph-properties fo:margin-top="0cm" fo:margin-bottom="0cm" fo:text-align="center" style:justify-single-word="false"/>
      <style:text-properties fo:font-size="48pt" style:font-size-asian="48pt" style:font-size-complex="48pt"/>
    </style:style>
    <style:style style:name="P53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5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5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56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Red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4">Couscou</text:span><text:span text:style-name="T4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6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5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49"><text:soft-page-break/>The Grainery Food Co-op</text:p>
      <text:p text:style-name="P39"/>
      <text:p text:style-name="P35"><text:tab/><text:tab/>Imported Organic<text:tab/></text:p>
      <text:p text:style-name="P41">Sun-Dried Tomatoes</text:p>
      <text:p text:style-name="P41"/>
      <text:p text:style-name="P40"><text:s text:c="4"/>227 g.<text:tab/>http://thegrainery.ca<text:tab/> <text:s text:c="6"/><text:span text:style-name="T10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7255450" text:style-name="L1">
              <text:list-header>
                <text:p text:style-name="P52"><text:span text:style-name="T7">PRE-ORDERS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0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0"/>
      <text:p text:style-name="P42"><text:soft-page-break/><text:a xlink:type="simple" xlink:href="http://thegrainery.ca/preorders">http:thegrainery.ca/preorders</text:a></text:p>
      <text:p text:style-name="P42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3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51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0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0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0"/>
      <text:p text:style-name="P44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Flakes</text:p>
      <text:p text:style-name="Standard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short grain brown rice</text:p>
      <text:p text:style-name="P50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0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0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0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0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7">$5.00</text:p>
          </table:table-cell>
        </table:table-row>
      </table:table>
      <text:p text:style-name="P9"><text:soft-page-break/></text:p>
      <text:p text:style-name="P56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7">$9.45</text:p>
          </table:table-cell>
        </table:table-row>
      </table:table>
      <text:p text:style-name="P9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New Found Oatmeal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Standard"/>
      <text:p text:style-name="Standard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0"/>
      <text:p text:style-name="Standard"><text:soft-page-break/></text:p>
      <text:p text:style-name="P50"/>
      <text:p text:style-name="P35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Standard"><text:tab/></text:p>
      <text:p text:style-name="P45"><text:tab/>Grainery Food Co-Op</text:p>
      <text:p text:style-name="P48"><text:tab/>2385 Agricola Street <text:s text:c="23"/><text:tab/>Halifax, NS <text:s text:c="2"/>B3K4B8</text:p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0"/>
      <text:p text:style-name="Standard"/>
      <text:p text:style-name="P50"/>
      <text:p text:style-name="Standard"/>
      <text:p text:style-name="P50"/>
      <text:p text:style-name="Standard"/>
      <text:p text:style-name="Standard"/>
      <text:p text:style-name="P50"/>
      <text:p text:style-name="Standard"/>
      <text:p text:style-name="P5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1-09T17:17:03.96</dc:date>
    <dc:creator>2385 Agricola Grainery Food Coop</dc:creator>
    <meta:editing-duration>PT1128H31M43S</meta:editing-duration>
    <meta:editing-cycles>296</meta:editing-cycles>
    <meta:generator>OpenOffice.org/3.2$Win32 OpenOffice.org_project/320m12$Build-9483</meta:generator>
    <meta:printed-by>2385 Agricola Grainery Food Coop</meta:printed-by>
    <meta:print-date>2011-11-06T12:36:55.20</meta:print-date>
    <meta:document-statistic meta:table-count="191" meta:image-count="0" meta:object-count="0" meta:page-count="369" meta:paragraph-count="1771" meta:word-count="8434" meta:character-count="61942"/>
    <meta:user-defined meta:name="Info 1"/>
    <meta:user-defined meta:name="Info 2"/>
    <meta:user-defined meta:name="Info 3"/>
    <meta:user-defined meta:name="Info 4"/>
  </office:meta>
</office:document-meta>
</file>